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 ZLXSHE+Calibri" svg:font-family="ZLXSHE+Calibri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00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language="en" fo:country="US"/>
    </style:style>
    <style:style style:name="P5" style:family="paragraph" style:parent-style-name="Standard">
      <style:text-properties fo:color="#000000" fo:language="en" fo:country="US"/>
    </style:style>
    <style:style style:name="P6" style:family="paragraph" style:parent-style-name="Standard">
      <style:text-properties fo:color="#000000"/>
    </style:style>
    <style:style style:name="P7" style:family="paragraph" style:parent-style-name="Standard">
      <style:text-properties fo:color="#000000" officeooo:paragraph-rsid="0003181a"/>
    </style:style>
    <style:style style:name="P8" style:family="paragraph" style:parent-style-name="Standard">
      <style:text-properties fo:color="#000000" style:text-underline-style="solid" style:text-underline-width="auto" style:text-underline-color="font-color" officeooo:paragraph-rsid="0003181a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color="#000000" fo:font-size="22pt" fo:font-weight="bold" style:font-size-asian="22pt" style:font-weight-asian="bold" style:font-size-complex="2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fo:font-weight="bold" officeooo:rsid="0003181a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/>
    </style:style>
    <style:style style:name="T7" style:family="text">
      <style:text-properties fo:color="#00b050" fo:language="en" fo:country="US"/>
    </style:style>
    <style:style style:name="T8" style:family="text">
      <style:text-properties fo:color="#00b050"/>
    </style:style>
    <style:style style:name="T9" style:family="text">
      <style:text-properties fo:color="#00b050" fo:background-color="#ffffff" loext:char-shading-value="0" style:font-name-complex="Calibri1"/>
    </style:style>
    <style:style style:name="T10" style:family="text">
      <style:text-properties fo:color="#000000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color="#000000" fo:language="en" fo:country="US" style:text-underline-style="solid" style:text-underline-width="auto" style:text-underline-color="font-color" fo:font-weight="bold" officeooo:rsid="0003181a" style:font-weight-asian="bold" style:font-weight-complex="bold"/>
    </style:style>
    <style:style style:name="T12" style:family="text">
      <style:text-properties fo:color="#000000" fo:language="en" fo:country="US"/>
    </style:style>
    <style:style style:name="T13" style:family="text">
      <style:text-properties fo:color="#000000" fo:language="en" fo:country="US"/>
    </style:style>
    <style:style style:name="T14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color="#000000" style:text-underline-style="solid" style:text-underline-width="auto" style:text-underline-color="font-color" fo:font-weight="bold" officeooo:rsid="0003181a" style:font-weight-asian="bold" style:font-weight-complex="bold"/>
    </style:style>
    <style:style style:name="T16" style:family="text">
      <style:text-properties fo:color="#000000" fo:background-color="#ffffff" loext:char-shading-value="0" style:font-name-complex="Calibri1"/>
    </style:style>
    <style:style style:name="T17" style:family="text">
      <style:text-properties fo:color="#000000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background-color="#ffffff" loext:char-shading-value="0" style:font-name-complex="Calibri1"/>
    </style:style>
    <style:style style:name="T20" style:family="text">
      <style:text-properties fo:color="#c9211e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color="#c9211e" fo:background-color="#ffffff" loext:char-shading-value="0" style:font-name-complex="Calibri1"/>
    </style:style>
    <style:style style:name="T22" style:family="text">
      <style:text-properties style:font-name=" ZLXSHE+Calibri" fo:font-size="11pt" style:font-size-asian="11pt"/>
    </style:style>
    <style:style style:name="T23" style:family="text">
      <style:text-properties style:font-name=" ZLXSHE+Calibri" fo:font-size="11pt" fo:language="en" fo:country="US" style:font-size-asian="11pt"/>
    </style:style>
    <style:style style:name="T24" style:family="text">
      <style:text-properties style:font-name=" ZLXSHE+Calibri" fo:font-size="11pt" fo:language="en" fo:country="US" fo:font-weight="bold" style:font-size-asian="11pt" style:font-weight-asian="bold" style:font-weight-complex="bold"/>
    </style:style>
    <style:style style:name="T25" style:family="text">
      <style:text-properties officeooo:rsid="000318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SQL WORKSHEET 3 </text:span></text:p>
      <text:p text:style-name="P4"/>
      <text:p text:style-name="P8"><text:span text:style-name="T24">1</text:span><text:span text:style-name="T23">.</text:span></text:p>
      <text:p text:style-name="P7"><text:span text:style-name="T23">CREATE TABLE Customers (</text:span></text:p>
      <text:p text:style-name="P1"><text:span text:style-name="T22">customerNumber INT,</text:span></text:p>
      <text:p text:style-name="P1"><text:span text:style-name="T22">customerName VARCAHR(255),</text:span></text:p>
      <text:p text:style-name="P1"><text:span text:style-name="T22">contactLastName VARCHAR(255),</text:span></text:p>
      <text:p text:style-name="P1"><text:span text:style-name="T22">contactFirstName VARCHAR(255),</text:span></text:p>
      <text:p text:style-name="P1"><text:span text:style-name="T22">phone INT,</text:span></text:p>
      <text:p text:style-name="P1"><text:span text:style-name="T22">addressLine1 VARCHAR(255),</text:span></text:p>
      <text:p text:style-name="P1"><text:span text:style-name="T22">addressLine2 VARCHAR(255),</text:span></text:p>
      <text:p text:style-name="P1"><text:span text:style-name="T22">city VARCHAR(255),</text:span></text:p>
      <text:p text:style-name="P1"><text:span text:style-name="T22">state VARCHAR(255),</text:span></text:p>
      <text:p text:style-name="P1"><text:span text:style-name="T22">postalcode INT,</text:span></text:p>
      <text:p text:style-name="P1"><text:span text:style-name="T22">country VARCHAR(255),</text:span></text:p>
      <text:p text:style-name="P1"><text:span text:style-name="T22">salesRepEmployeeNumber INT,</text:span></text:p>
      <text:p text:style-name="P1"><text:span text:style-name="T22">creditLimit INT,</text:span></text:p>
      <text:p text:style-name="P1"><text:span text:style-name="T22">PRIMARY KEY(customerNumber)</text:span></text:p>
      <text:p text:style-name="P1"><text:span text:style-name="T22">);</text:span></text:p>
      <text:p text:style-name="P8"><text:span text:style-name="T24">2.</text:span></text:p>
      <text:p text:style-name="P7"><text:span text:style-name="T23"><text:s/>CREATE TABLE Orders (</text:span></text:p>
      <text:p text:style-name="P1"><text:span text:style-name="T22">orderNumber INT PRIMARY KEY,</text:span></text:p>
      <text:p text:style-name="P1"><text:span text:style-name="T22">orderDate DATE,</text:span></text:p>
      <text:p text:style-name="P1"><text:span text:style-name="T22">requiredDate DATE,</text:span></text:p>
      <text:p text:style-name="P1"><text:span text:style-name="T22">shippedDate DATE,</text:span></text:p>
      <text:p text:style-name="P1"><text:span text:style-name="T22">status VARCHAR(255),</text:span></text:p>
      <text:p text:style-name="P1"><text:span text:style-name="T22">comments VARCHAR(255),</text:span></text:p>
      <text:p text:style-name="P1"><text:span text:style-name="T22">customerNumber INT,</text:span></text:p>
      <text:p text:style-name="P1"><text:span text:style-name="T22">PRIMARY KEY(orderNumber),</text:span></text:p>
      <text:p text:style-name="P1"><text:span text:style-name="T22">FOREIGN KEY(customerNumber) REFERENCES Customers(customerNumber)</text:span></text:p>
      <text:p text:style-name="P2"><text:span text:style-name="T22">);</text:span></text:p>
      <text:p text:style-name="P3"><text:soft-page-break/></text:p>
      <text:p text:style-name="P5"/>
      <text:p text:style-name="P2"><text:span text:style-name="T4">3</text:span><text:span text:style-name="T2"><text:line-break/></text:span><text:span text:style-name="T1">SELECT * FROM Orders;</text:span></text:p>
      <text:p text:style-name="P3"/>
      <text:p text:style-name="P5"/>
      <text:p text:style-name="Standard"><text:span text:style-name="T11">4</text:span><text:span text:style-name="T10"><text:line-break/></text:span><text:span text:style-name="T12">SELECT comments FROM Orders;</text:span><text:span text:style-name="T10"><text:line-break/></text:span></text:p>
      <text:p text:style-name="Standard"><text:span text:style-name="T11">5</text:span><text:span text:style-name="T12"><text:line-break/><text:line-break/>SELECT orderDate,count(orderNumber) from Orders group by orderDate; </text:span></text:p>
      <text:p text:style-name="P5"/>
      <text:p text:style-name="Standard"><text:span text:style-name="T11">6</text:span><text:span text:style-name="T10"><text:line-break/></text:span><text:span text:style-name="T12">SELECT </text:span><text:span text:style-name="T17">employeNumber, lastName, firstName from <text:s/>employees;</text:span></text:p>
      <text:p text:style-name="P2"/>
      <text:p text:style-name="Standard"><text:span text:style-name="T15">7</text:span><text:span text:style-name="T14"><text:line-break/></text:span><text:span text:style-name="T12">SELECT orderNumber,customerName FROM Orders join Customers on Orders.customerNumber = Customers.customerNumber</text:span></text:p>
      <text:p text:style-name="P5"/>
      <text:p text:style-name="Standard"><text:span text:style-name="T11">8</text:span><text:span text:style-name="T10"><text:line-break/></text:span><text:span text:style-name="sqlkeywordcolor"><text:span text:style-name="T16">SELECT customers.customerName, CONCAT(employees.firstName,' ', employees.lastName) FROM customers JOIN employees ON customers.salesRepEmployeeNumber = employees.employeeNumber;</text:span></text:span></text:p>
      <text:p text:style-name="Standard"><text:span text:style-name="T11">9</text:span><text:span text:style-name="T10"><text:line-break/></text:span><text:span text:style-name="T12">SELECT paymentDate,SUM(amount) FROM payments group by paymentDate;<text:line-break/><text:line-break/></text:span><text:span text:style-name="T12">Or if we want the data of a particular date we can write as :</text:span><text:span text:style-name="T12"><text:line-break/><text:line-break/>SELECT paymentDate,SUM(amount) FROM payments WHERE paymentDate = '2004-06-21';</text:span></text:p>
      <text:p text:style-name="P5"/>
      <text:p text:style-name="Standard"><text:span text:style-name="T11">10</text:span><text:span text:style-name="T10"><text:line-break/></text:span><text:span text:style-name="T12">SELECT </text:span><text:span text:style-name="T17">productName, MSRP, productDescription FROM products;</text:span></text:p>
      <text:p text:style-name="P2"/>
      <text:p text:style-name="Standard"><text:span text:style-name="T15">11</text:span><text:span text:style-name="T14"><text:line-break/></text:span><text:span text:style-name="T17">SELECT productName,productDescription,MAX(quantityOrdered) FROM products</text:span></text:p>
      <text:p text:style-name="P2">JOIN orderdetails ON products.productCode = orderdetails.productCode;</text:p>
      <text:p text:style-name="P2"/>
      <text:p text:style-name="Standard"><text:soft-page-break/><text:span text:style-name="T14"><text:line-break/><text:line-break/></text:span><text:span text:style-name="T15">12</text:span><text:span text:style-name="T14"><text:line-break/></text:span><text:span text:style-name="T17">SELECT city, COUNT(city)</text:span></text:p>
      <text:p text:style-name="P2">FROM customers LEFT JOIN orders ON customers.customerNumber = orders.customerNumber</text:p>
      <text:p text:style-name="P2">GROUP BY city</text:p>
      <text:p text:style-name="P2">ORDER BY COUNT(city) DESC</text:p>
      <text:p text:style-name="P2">limit 1;<text:line-break/><text:line-break/></text:p>
      <text:p text:style-name="Standard"><text:span text:style-name="T15">13</text:span><text:span text:style-name="T17"><text:line-break/>SELECT state, COUNT(state)</text:span></text:p>
      <text:p text:style-name="P2">FROM customers</text:p>
      <text:p text:style-name="P2">GROUP BY state</text:p>
      <text:p text:style-name="P2">order by count(state) DESC</text:p>
      <text:p text:style-name="P2">limit 1;</text:p>
      <text:p text:style-name="P2"/>
      <text:p text:style-name="Standard"><text:span text:style-name="T15">14</text:span><text:span text:style-name="T14"><text:line-break/></text:span><text:span text:style-name="T17">SELECT employeeNumber, CONCAT(firstName,' ',lastName) as Emp_Name FROM employees AS emp_details;</text:span></text:p>
      <text:p text:style-name="P2"/>
      <text:p text:style-name="P2"/>
      <text:p text:style-name="Standard"><text:span text:style-name="T15">15</text:span><text:span text:style-name="T14"><text:line-break/></text:span><text:span text:style-name="T17">SELECT a.orderNumber, a.priceEach*a.quantityOrdered as Total_amount, c.customerName</text:span></text:p>
      <text:p text:style-name="P2">FROM orderdetails a</text:p>
      <text:p text:style-name="P2">JOIN orders b ON a.orderNumber = b.orderNumber</text:p>
      <text:p text:style-name="P2">JOIN customers c ON b.customerNumber = c.customerNumber;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 ZLXSHE+Calibri" svg:font-family="ZLXSHE+Calibri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Mang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Mang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sqlkeywordcolo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ahul soni</meta:initial-creator>
    <meta:editing-cycles>25</meta:editing-cycles>
    <meta:creation-date>2021-04-09T17:36:00</meta:creation-date>
    <dc:date>2021-04-13T03:43:59.921131104</dc:date>
    <meta:editing-duration>PT12H49M54S</meta:editing-duration>
    <meta:generator>LibreOffice/6.4.6.2$Linux_X86_64 LibreOffice_project/40$Build-2</meta:generator>
    <meta:document-statistic meta:table-count="0" meta:image-count="0" meta:object-count="0" meta:page-count="3" meta:paragraph-count="55" meta:word-count="236" meta:character-count="2056" meta:non-whitespace-character-count="186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